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aa95"/>
    </style:style>
    <style:style style:name="ce64" style:family="table-cell" style:parent-style-name="Default" style:data-style-name="N10">
      <style:table-cell-properties fo:background-color="#ffaa95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133">
      <style:table-cell-properties fo:background-color="#ffaa95"/>
    </style:style>
    <style:style style:name="ce67" style:family="table-cell" style:parent-style-name="Default" style:data-style-name="N1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"/>
    <style:style style:name="ce70" style:family="table-cell" style:parent-style-name="Default" style:data-style-name="N129">
      <style:table-cell-properties fo:background-color="#ffaa95"/>
    </style:style>
    <style:style style:name="ce71" style:family="table-cell" style:parent-style-name="Default" style:data-style-name="N1">
      <style:table-cell-properties fo:background-color="#afd095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use-window-font-color="true"/>
    </style:style>
    <style:style style:name="ce74" style:family="table-cell" style:parent-style-name="Default">
      <style:text-properties fo:color="#999999"/>
    </style:style>
    <style:style style:name="ce75" style:family="table-cell" style:parent-style-name="Default" style:data-style-name="N1">
      <style:table-cell-properties fo:background-color="transparent"/>
      <style:text-properties fo:color="#999999"/>
    </style:style>
    <style:style style:name="ce76" style:family="table-cell" style:parent-style-name="Default" style:data-style-name="N1">
      <style:table-cell-properties fo:background-color="#e0c2cd"/>
      <style:text-properties fo:color="#999999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7d1d5"/>
    </style:style>
    <style:style style:name="ce78" style:family="table-cell" style:parent-style-name="Default" style:data-style-name="N1">
      <style:table-cell-properties fo:background-color="#f7d1d5"/>
      <style:text-properties style:use-window-font-color="true"/>
    </style:style>
    <style:style style:name="ce79" style:family="table-cell" style:parent-style-name="Default" style:data-style-name="N1">
      <style:table-cell-properties fo:background-color="#f7d1d5"/>
    </style:style>
    <style:style style:name="ce80" style:family="table-cell" style:parent-style-name="Default" style:data-style-name="N129">
      <style:table-cell-properties fo:background-color="#ffa6a6"/>
    </style:style>
    <style:style style:name="ce81" style:family="table-cell" style:parent-style-name="Default">
      <style:table-cell-properties fo:background-color="#e0c2cd"/>
    </style:style>
    <style:style style:name="ce82" style:family="table-cell" style:parent-style-name="Default" style:data-style-name="N1">
      <style:table-cell-properties fo:background-color="#e0c2cd"/>
    </style:style>
    <style:style style:name="ce83" style:family="table-cell" style:parent-style-name="Default" style:data-style-name="N2"/>
    <style:style style:name="ce84" style:family="table-cell" style:parent-style-name="Default" style:data-style-name="N10">
      <style:table-cell-properties fo:background-color="#f7d1d5"/>
    </style:style>
    <style:style style:name="ce85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86" style:family="table-cell" style:parent-style-name="Default" style:data-style-name="N131"/>
    <style:style style:name="ce87" style:family="table-cell" style:parent-style-name="Default" style:data-style-name="N10">
      <style:table-cell-properties fo:background-color="#e0c2cd"/>
    </style:style>
    <style:style style:name="ce88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89" style:family="table-cell" style:parent-style-name="Default" style:data-style-name="N10">
      <style:table-cell-properties fo:background-color="#bf819e"/>
      <style:text-properties style:use-window-font-color="true"/>
    </style:style>
    <style:style style:name="ce90" style:family="table-cell" style:parent-style-name="Default" style:data-style-name="N133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false</text:p>
          </table:table-cell>
          <table:covered-table-cell/>
          <table:table-cell table:number-columns-repeated="4"/>
          <table:table-cell table:style-name="ce62" office:value-type="string" calcext:value-type="string">
            <text:p>ESTIM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690520" calcext:value-type="float">
            <text:p>278690520</text:p>
          </table:table-cell>
          <table:table-cell table:style-name="ce66" table:formula="of:=[.C3]/1000000" office:value-type="float" office:value="278.69052" calcext:value-type="float">
            <text:p>278.7</text:p>
          </table:table-cell>
          <table:table-cell table:style-name="ce70" table:formula="of:=[.D6]/[.C3]-1" office:value-type="percentage" office:value="0.038166213906379" calcext:value-type="percentage">
            <text:p>3.8%</text:p>
          </table:table-cell>
          <table:table-cell table:number-columns-repeated="3"/>
          <table:table-cell table:style-name="ce71" table:formula="of:=[.C18]" office:value-type="float" office:value="118.289281319911" calcext:value-type="float">
            <text:p>118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table:formula="of:=[.E18]" office:value-type="float" office:value="83.7814988814318" calcext:value-type="float">
            <text:p>84</text:p>
          </table:table-cell>
          <table:table-cell table:style-name="ce71" table:formula="of:=[.F18]" office:value-type="float" office:value="61.4221029082774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]*[.$C$14]" office:value-type="float" office:value="42300247.0000002" calcext:value-type="float">
            <text:p>42300247.0000002</text:p>
          </table:table-cell>
          <table:table-cell table:formula="of:=[.J3]*[.$C$14]" office:value-type="float" office:value="35760000" calcext:value-type="float">
            <text:p>35760000</text:p>
          </table:table-cell>
          <table:table-cell table:formula="of:=[.K3]*[.$C$14]" office:value-type="float" office:value="29960264" calcext:value-type="float">
            <text:p>29960264</text:p>
          </table:table-cell>
          <table:table-cell table:formula="of:=[.L3]*[.$C$14]" office:value-type="float" office:value="21964544" calcext:value-type="float">
            <text:p>219645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2" table:number-rows-spanned="1">
            <text:p>lof_learn profile true</text:p>
          </table:table-cell>
          <table:covered-table-cell/>
          <table:table-cell table:number-columns-repeated="7"/>
          <table:table-cell table:formula="of:=SUM([.I4:.L4])" office:value-type="float" office:value="129985055" calcext:value-type="float">
            <text:p>1299850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2" office:value-type="string" calcext:value-type="string">
            <text:p>lof_learn</text:p>
          </table:table-cell>
          <table:table-cell office:value-type="float" office:value="289327082" calcext:value-type="float">
            <text:p>289327082</text:p>
          </table:table-cell>
          <table:table-cell table:number-columns-repeated="7"/>
          <table:table-cell table:style-name="ce83" table:formula="of:=[.H10]/[.L5]" office:value-type="float" office:value="2.08918368346268" calcext:value-type="float">
            <text:p>2.09</text:p>
          </table:table-cell>
          <table:table-cell office:value-type="string" calcext:value-type="string">
            <text:p>times fa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dist</text:p>
          </table:table-cell>
          <table:table-cell office:value-type="float" office:value="282767456" calcext:value-type="float">
            <text:p>282767456</text:p>
          </table:table-cell>
          <table:table-cell table:style-name="ce64" table:formula="of:=[.D7]/[.D6]" office:value-type="percentage" office:value="0.977327991715618" calcext:value-type="percentage">
            <text:p>98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/>
          <table:table-cell table:style-name="ce6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300247" calcext:value-type="float">
            <text:p>42300247</text:p>
          </table:table-cell>
          <table:table-cell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/>
          <table:table-cell table:formula="of:=SUM([.C10:.F10])" office:value-type="float" office:value="271562656" calcext:value-type="float">
            <text:p>27156265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3" table:formula="of:=[.C10]/1000000" office:value-type="float" office:value="42.300247" calcext:value-type="float">
            <text:p>42</text:p>
          </table:table-cell>
          <table:table-cell table:style-name="ce63" table:formula="of:=[.D10]/1000000" office:value-type="float" office:value="177.337601" calcext:value-type="float">
            <text:p>177</text:p>
          </table:table-cell>
          <table:table-cell table:style-name="ce63" table:formula="of:=[.E10]/1000000" office:value-type="float" office:value="29.960264" calcext:value-type="float">
            <text:p>30</text:p>
          </table:table-cell>
          <table:table-cell table:style-name="ce63" table:formula="of:=[.F10]/1000000" office:value-type="float" office:value="21.964544" calcext:value-type="float">
            <text:p>22</text:p>
          </table:table-cell>
          <table:table-cell/>
          <table:table-cell table:style-name="ce64" table:formula="of:=[.H10]/[.D7]" office:value-type="percentage" office:value="0.960374506463714" calcext:value-type="percentage">
            <text:p>96%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62" office:value-type="string" calcext:value-type="string">
            <text:p>wloop</text:p>
          </table:table-cell>
          <table:table-cell table:style-name="ce62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357600" calcext:value-type="float">
            <text:p>357600</text:p>
          </table:table-cell>
          <table:table-cell table:style-name="ce63" table:formula="of:=[.C14]/1000" office:value-type="float" office:value="357.6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est no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65435036" calcext:value-type="float">
            <text:p>16543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PER LOOP</text:p>
          </table:table-cell>
          <table:table-cell table:number-columns-repeated="5"/>
          <table:table-cell office:value-type="string" calcext:value-type="string">
            <text:p>Milions</text:p>
          </table:table-cell>
          <table:table-cell table:style-name="ce73" table:formula="of:=[.J15]/1000000" office:value-type="float" office:value="42.300247" calcext:value-type="float">
            <text:p>42</text:p>
          </table:table-cell>
          <table:table-cell table:style-name="ce78" table:formula="of:=[.K15]/1000000" office:value-type="float" office:value="165.435036" calcext:value-type="float">
            <text:p>165</text:p>
          </table:table-cell>
          <table:table-cell table:style-name="ce73" table:formula="of:=[.L15]/1000000" office:value-type="float" office:value="0" calcext:value-type="float">
            <text:p>0</text:p>
          </table:table-cell>
          <table:table-cell table:style-name="ce73" table:formula="of:=[.M15]/1000000" office:value-type="float" office:value="0" calcext:value-type="float">
            <text:p>0</text:p>
          </table:table-cell>
          <table:table-cell table:style-name="ce73" table:formula="of:=[.N15]/1000000" office:value-type="float" office:value="29.961318" calcext:value-type="float">
            <text:p>30</text:p>
          </table:table-cell>
          <table:table-cell table:style-name="ce73" table:formula="of:=[.O15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diff</text:p>
          </table:table-cell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accum</text:p>
          </table:table-cell>
          <table:table-cell table:style-name="ce62"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Per loop</text:p>
          </table:table-cell>
          <table:table-cell table:style-name="ce67" table:formula="of:=[.J15]/[.$C$14]" office:value-type="float" office:value="118.289281319911" calcext:value-type="float">
            <text:p>118</text:p>
          </table:table-cell>
          <table:table-cell table:style-name="ce79" table:formula="of:=[.K15]/[.$C$14]" office:value-type="float" office:value="462.625939597315" calcext:value-type="float">
            <text:p>463</text:p>
          </table:table-cell>
          <table:table-cell table:style-name="ce67" table:formula="of:=[.L15]/[.$C$14]" office:value-type="float" office:value="0" calcext:value-type="float">
            <text:p>0</text:p>
          </table:table-cell>
          <table:table-cell table:style-name="ce67" table:formula="of:=[.M15]/[.$C$14]" office:value-type="float" office:value="0" calcext:value-type="float">
            <text:p>0</text:p>
          </table:table-cell>
          <table:table-cell table:style-name="ce67" table:formula="of:=[.N15]/[.$C$14]" office:value-type="float" office:value="83.7844463087248" calcext:value-type="float">
            <text:p>84</text:p>
          </table:table-cell>
          <table:table-cell table:style-name="ce67" table:formula="of:=[.O15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3" table:formula="of:=[.C10]/[.$C$14]" office:value-type="float" office:value="118.289281319911" calcext:value-type="float">
            <text:p>118</text:p>
          </table:table-cell>
          <table:table-cell table:style-name="ce63" table:formula="of:=[.D10]/[.$C$14]" office:value-type="float" office:value="495.910517337808" calcext:value-type="float">
            <text:p>496</text:p>
          </table:table-cell>
          <table:table-cell table:style-name="ce63" table:formula="of:=[.E10]/[.$C$14]" office:value-type="float" office:value="83.7814988814318" calcext:value-type="float">
            <text:p>84</text:p>
          </table:table-cell>
          <table:table-cell table:style-name="ce63" table:formula="of:=[.F10]/[.$C$14]" office:value-type="float" office:value="61.4221029082774" calcext:value-type="float">
            <text:p>61</text:p>
          </table:table-cell>
          <table:table-cell table:number-columns-repeated="4"/>
          <table:table-cell table:style-name="ce80" table:formula="of:=[.K17]/[.D18]-1" office:value-type="percentage" office:value="-0.0671181121932511" calcext:value-type="percentage">
            <text:p>-6.7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table:formula="of:=[.C18]/SUM([.$C$18:.$F$18])" office:value-type="percentage" office:value="0.155766067481679" calcext:value-type="percentage">
            <text:p>16%</text:p>
          </table:table-cell>
          <table:table-cell table:style-name="ce64" table:formula="of:=[.D18]/SUM([.$C$18:.$F$18])" office:value-type="percentage" office:value="0.653026463992163" calcext:value-type="percentage">
            <text:p>65%</text:p>
          </table:table-cell>
          <table:table-cell table:style-name="ce64" table:formula="of:=[.E18]/SUM([.$C$18:.$F$18])" office:value-type="percentage" office:value="0.110325419707193" calcext:value-type="percentage">
            <text:p>11%</text:p>
          </table:table-cell>
          <table:table-cell table:style-name="ce64" table:formula="of:=[.F18]/SUM([.$C$18:.$F$18])" office:value-type="percentage" office:value="0.0808820488189657" calcext:value-type="percentage">
            <text:p>8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est prof</text:p>
          </table:table-cell>
          <table:table-cell office:value-type="float" office:value="42300247" calcext:value-type="float">
            <text:p>42300247</text:p>
          </table:table-cell>
          <table:table-cell table:style-name="ce77" office:value-type="float" office:value="173431310" calcext:value-type="float">
            <text:p>173431310</text:p>
          </table:table-cell>
          <table:table-cell table:style-name="ce77" office:value-type="float" office:value="102770164" calcext:value-type="float">
            <text:p>102770164</text:p>
          </table:table-cell>
          <table:table-cell table:style-name="ce77"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lions</text:p>
          </table:table-cell>
          <table:table-cell table:style-name="ce73" table:formula="of:=[.J20]/1000000" office:value-type="float" office:value="42.300247" calcext:value-type="float">
            <text:p>42</text:p>
          </table:table-cell>
          <table:table-cell table:style-name="ce78" table:formula="of:=[.K20]/1000000" office:value-type="float" office:value="173.43131" calcext:value-type="float">
            <text:p>173</text:p>
          </table:table-cell>
          <table:table-cell table:style-name="ce78" table:formula="of:=[.L20]/1000000" office:value-type="float" office:value="102.770164" calcext:value-type="float">
            <text:p>103</text:p>
          </table:table-cell>
          <table:table-cell table:style-name="ce78" table:formula="of:=[.M20]/1000000" office:value-type="float" office:value="49.969747" calcext:value-type="float">
            <text:p>50</text:p>
          </table:table-cell>
          <table:table-cell table:style-name="ce73" table:formula="of:=[.N20]/1000000" office:value-type="float" office:value="29.961318" calcext:value-type="float">
            <text:p>30</text:p>
          </table:table-cell>
          <table:table-cell table:style-name="ce73" table:formula="of:=[.O20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er loop</text:p>
          </table:table-cell>
          <table:table-cell table:style-name="ce67" table:formula="of:=[.J20]/[.$C$14]" office:value-type="float" office:value="118.289281319911" calcext:value-type="float">
            <text:p>118</text:p>
          </table:table-cell>
          <table:table-cell table:style-name="ce79" table:formula="of:=[.K20]/[.$C$14]" office:value-type="float" office:value="484.986884787472" calcext:value-type="float">
            <text:p>485</text:p>
          </table:table-cell>
          <table:table-cell table:style-name="ce79" table:formula="of:=[.L20]/[.$C$14]" office:value-type="float" office:value="287.388601789709" calcext:value-type="float">
            <text:p>287</text:p>
          </table:table-cell>
          <table:table-cell table:style-name="ce79" table:formula="of:=[.M20]/[.$C$14]" office:value-type="float" office:value="139.736428970917" calcext:value-type="float">
            <text:p>140</text:p>
          </table:table-cell>
          <table:table-cell table:style-name="ce67" table:formula="of:=[.N20]/[.$C$14]" office:value-type="float" office:value="83.7844463087248" calcext:value-type="float">
            <text:p>84</text:p>
          </table:table-cell>
          <table:table-cell table:style-name="ce67" table:formula="of:=[.O20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9"/>
          <table:table-cell table:style-name="ce69" table:number-columns-repeated="2"/>
          <table:table-cell table:style-name="ce84" table:formula="of:=[.L22]/[.$K$22]" office:value-type="percentage" office:value="0.592569842204386" calcext:value-type="percentage">
            <text:p>59%</text:p>
          </table:table-cell>
          <table:table-cell table:style-name="ce84" table:formula="of:=[.M22]/[.$K$22]" office:value-type="percentage" office:value="0.288124139753082" calcext:value-type="percentage">
            <text:p>29%</text:p>
          </table:table-cell>
          <table:table-cell table:style-name="ce69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Os</text:p>
          </table:table-cell>
          <table:table-cell office:value-type="string" calcext:value-type="string">
            <text:p>O2</text:p>
          </table:table-cell>
          <table:table-cell table:number-columns-repeated="3"/>
          <table:table-cell table:style-name="ce69" table:number-columns-repeated="2"/>
          <table:table-cell table:style-name="ce85" table:formula="of:=SUM([.L23:.M23])" office:value-type="percentage" office:value="0.880693981957468" calcext:value-type="percentage" table:number-columns-spanned="2" table:number-rows-spanned="1">
            <text:p>88%</text:p>
          </table:table-cell>
          <table:covered-table-cell table:style-name="ce89"/>
          <table:table-cell table:style-name="ce69" table:number-columns-repeated="2"/>
          <table:table-cell/>
        </table:table-row>
        <table:table-row table:style-name="ro1">
          <table:table-cell table:number-columns-repeated="3"/>
          <table:table-cell table:style-name="ce67" office:value-type="string" calcext:value-type="string">
            <text:p>stdlib</text:p>
          </table:table-cell>
          <table:table-cell office:value-type="float" office:value="177695201" calcext:value-type="float">
            <text:p>177695201</text:p>
          </table:table-cell>
          <table:table-cell table:style-name="ce67" office:value-type="float" office:value="177695201" calcext:value-type="float">
            <text:p>177695201</text:p>
          </table:table-cell>
          <table:table-cell table:number-columns-repeated="3"/>
          <table:table-cell table:style-name="ce69" table:number-columns-repeated="2"/>
          <table:table-cell table:style-name="ce86"/>
          <table:table-cell table:style-name="ce69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bit</text:p>
          </table:table-cell>
          <table:table-cell office:value-type="float" office:value="193182961" calcext:value-type="float">
            <text:p>193182961</text:p>
          </table:table-cell>
          <table:table-cell office:value-type="float" office:value="177612550" calcext:value-type="float">
            <text:p>177612550</text:p>
          </table:table-cell>
          <table:table-cell table:number-columns-repeated="3"/>
          <table:table-cell table:style-name="ce69"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62" office:value-type="string" calcext:value-type="string">
            <text:p>square</text:p>
          </table:table-cell>
          <table:table-cell table:style-name="ce62" office:value-type="string" calcext:value-type="string">
            <text:p>sq mul64</text:p>
          </table:table-cell>
          <table:table-cell table:style-name="ce62" office:value-type="string" calcext:value-type="string">
            <text:p>sq renorm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300247" calcext:value-type="float">
            <text:p>42300247</text:p>
          </table:table-cell>
          <table:table-cell table:style-name="ce81" office:value-type="float" office:value="178535197" calcext:value-type="float">
            <text:p>178535197</text:p>
          </table:table-cell>
          <table:table-cell table:style-name="ce81" office:value-type="float" office:value="102770164" calcext:value-type="float">
            <text:p>102770164</text:p>
          </table:table-cell>
          <table:table-cell table:style-name="ce81" office:value-type="float" office:value="57891626" calcext:value-type="float">
            <text:p>578916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ts</text:p>
          </table:table-cell>
          <table:table-cell table:style-name="ce8" office:value-type="string" calcext:value-type="string">
            <text:p>Squaring</text:p>
          </table:table-cell>
          <table:table-cell table:style-name="ce8" office:value-type="string" calcext:value-type="string">
            <text:p>mul64</text:p>
          </table:table-cell>
          <table:table-cell table:style-name="ce8" office:value-type="string" calcext:value-type="string">
            <text:p>renorm</text:p>
          </table:table-cell>
          <table:table-cell table:number-columns-repeated="2"/>
          <table:table-cell table:style-name="ce72" office:value-type="string" calcext:value-type="string">
            <text:p>PER LOOP</text:p>
          </table:table-cell>
          <table:table-cell/>
          <table:table-cell table:style-name="ce82" table:formula="of:=[.K29]/1000000" office:value-type="float" office:value="178.535197" calcext:value-type="float">
            <text:p>179</text:p>
          </table:table-cell>
          <table:table-cell table:style-name="ce82" table:formula="of:=[.L29]/1000000" office:value-type="float" office:value="102.770164" calcext:value-type="float">
            <text:p>103</text:p>
          </table:table-cell>
          <table:table-cell table:style-name="ce82" table:formula="of:=[.M29]/1000000" office:value-type="float" office:value="57.891626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 noif</text:p>
          </table:table-cell>
          <table:table-cell table:style-name="ce69" office:value-type="float" office:value="173.43131" calcext:value-type="float">
            <text:p>173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49.969747" calcext:value-type="float">
            <text:p>50</text:p>
          </table:table-cell>
          <table:table-cell table:number-columns-repeated="3"/>
          <table:table-cell table:style-name="ce69" table:formula="of:=[.J29]/[.$C$14]" office:value-type="float" office:value="118.289281319911" calcext:value-type="float">
            <text:p>118</text:p>
          </table:table-cell>
          <table:table-cell table:style-name="ce82" table:formula="of:=[.K29]/[.$C$14]" office:value-type="float" office:value="499.259499440716" calcext:value-type="float">
            <text:p>499</text:p>
          </table:table-cell>
          <table:table-cell table:style-name="ce82" table:formula="of:=[.L29]/[.$C$14]" office:value-type="float" office:value="287.388601789709" calcext:value-type="float">
            <text:p>287</text:p>
          </table:table-cell>
          <table:table-cell table:style-name="ce82" table:formula="of:=[.M29]/[.$C$14]" office:value-type="float" office:value="161.889334451902" calcext:value-type="float">
            <text:p>162</text:p>
          </table:table-cell>
          <table:table-cell table:style-name="ce69" table:formula="of:=[.N28]/[.$C$14]" office:value-type="float" office:value="83.7844463087248" calcext:value-type="float">
            <text:p>84</text:p>
          </table:table-cell>
          <table:table-cell table:style-name="ce69" table:formula="of:=[.O28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O3 noasm</text:p>
          </table:table-cell>
          <table:table-cell table:style-name="ce69" office:value-type="float" office:value="176.025384" calcext:value-type="float">
            <text:p>176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5"/>
          <table:table-cell table:style-name="ce87" table:formula="of:=[.L31]/[.$K$31]" office:value-type="percentage" office:value="0.575629711826515" calcext:value-type="percentage">
            <text:p>58%</text:p>
          </table:table-cell>
          <table:table-cell table:style-name="ce87" table:formula="of:=[.M31]/[.$K$31]" office:value-type="percentage" office:value="0.32425889669251" calcext:value-type="percentage">
            <text:p>3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smallexp</text:p>
          </table:table-cell>
          <table:table-cell table:style-name="ce69" office:value-type="float" office:value="178.178227" calcext:value-type="float">
            <text:p>17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4.716664" calcext:value-type="float">
            <text:p>55</text:p>
          </table:table-cell>
          <table:table-cell table:number-columns-repeated="5"/>
          <table:table-cell table:style-name="ce88" office:value-type="percentage" office:value="0.9" calcext:value-type="percentage" table:number-columns-spanned="2" table:number-rows-spanned="1">
            <text:p>90%</text:p>
          </table:table-cell>
          <table:covered-table-cell table:style-name="ce89"/>
          <table:table-cell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number-columns-repeated="7"/>
        </table:table-row>
        <table:table-row table:style-name="ro1">
          <table:table-cell table:number-columns-repeated="2"/>
          <table:table-cell table:style-name="ce65" office:value-type="string" calcext:value-type="string">
            <text:p>O2 noasm</text:p>
          </table:table-cell>
          <table:table-cell table:style-name="ce69" office:value-type="float" office:value="179.408423" calcext:value-type="float">
            <text:p>179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5.024213" calcext:value-type="float">
            <text:p>55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5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5" office:value-type="float" office:value="29961318" calcext:value-type="float">
            <text:p>29961318</text:p>
          </table:table-cell>
          <table:table-cell table:style-name="ce75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2loop</text:p>
          </table:table-cell>
          <table:table-cell table:style-name="ce69" office:value-type="float" office:value="182.275836" calcext:value-type="float">
            <text:p>182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57.891626" calcext:value-type="float">
            <text:p>58</text:p>
          </table:table-cell>
          <table:table-cell table:number-columns-repeated="2"/>
          <table:table-cell table:style-name="ce65" office:value-type="string" calcext:value-type="string">
            <text:p>O2</text:p>
          </table:table-cell>
          <table:table-cell table:style-name="ce76" table:formula="of:=[.J36]/1000000" office:value-type="float" office:value="42.300247" calcext:value-type="float">
            <text:p>42</text:p>
          </table:table-cell>
          <table:table-cell table:style-name="ce82" table:formula="of:=[.K36]/1000000" office:value-type="float" office:value="182.275836" calcext:value-type="float">
            <text:p>182</text:p>
          </table:table-cell>
          <table:table-cell table:style-name="ce82" table:formula="of:=[.L36]/1000000" office:value-type="float" office:value="102.770164" calcext:value-type="float">
            <text:p>103</text:p>
          </table:table-cell>
          <table:table-cell table:style-name="ce82" table:formula="of:=[.M36]/1000000" office:value-type="float" office:value="57.891626" calcext:value-type="float">
            <text:p>58</text:p>
          </table:table-cell>
          <table:table-cell table:style-name="ce76" table:formula="of:=[.N36]/1000000" office:value-type="float" office:value="29.961318" calcext:value-type="float">
            <text:p>30</text:p>
          </table:table-cell>
          <table:table-cell table:style-name="ce76" table:formula="of:=[.O36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2 64</text:p>
          </table:table-cell>
          <table:table-cell table:style-name="ce69" office:value-type="float" office:value="184.50307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 64</text:p>
          </table:table-cell>
          <table:table-cell table:style-name="ce69" office:value-type="float" office:value="185.361184" calcext:value-type="float">
            <text:p>185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0.426413" calcext:value-type="float">
            <text:p>60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8203847" calcext:value-type="float">
            <text:p>19820384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72961527" calcext:value-type="float">
            <text:p>7296152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 noasm</text:p>
          </table:table-cell>
          <table:table-cell table:style-name="ce69" office:value-type="float" office:value="188.262807" calcext:value-type="float">
            <text:p>18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3.020487" calcext:value-type="float">
            <text:p>63</text:p>
          </table:table-cell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76" table:formula="of:=[.J39]/1000000" office:value-type="float" office:value="43.730647" calcext:value-type="float">
            <text:p>44</text:p>
          </table:table-cell>
          <table:table-cell table:style-name="ce82" table:formula="of:=[.K39]/1000000" office:value-type="float" office:value="198.203847" calcext:value-type="float">
            <text:p>198</text:p>
          </table:table-cell>
          <table:table-cell table:style-name="ce82" table:formula="of:=[.L39]/1000000" office:value-type="float" office:value="102.770164" calcext:value-type="float">
            <text:p>103</text:p>
          </table:table-cell>
          <table:table-cell table:style-name="ce82" table:formula="of:=[.M39]/1000000" office:value-type="float" office:value="72.961527" calcext:value-type="float">
            <text:p>73</text:p>
          </table:table-cell>
          <table:table-cell table:style-name="ce76" table:formula="of:=[.N39]/1000000" office:value-type="float" office:value="30.318918" calcext:value-type="float">
            <text:p>30</text:p>
          </table:table-cell>
          <table:table-cell table:style-name="ce76" table:formula="of:=[.O39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69" office:value-type="float" office:value="191.13022" calcext:value-type="float">
            <text:p>191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65.8879" calcext:value-type="float">
            <text:p>66</text:p>
          </table:table-cell>
          <table:table-cell table:number-columns-repeated="2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2"/>
          <table:table-cell table:style-name="ce65" office:value-type="string" calcext:value-type="string">
            <text:p>Os</text:p>
          </table:table-cell>
          <table:table-cell table:style-name="ce69" office:value-type="float" office:value="198.203847" calcext:value-type="float">
            <text:p>198</text:p>
          </table:table-cell>
          <table:table-cell table:style-name="ce69" office:value-type="float" office:value="102.770164" calcext:value-type="float">
            <text:p>103</text:p>
          </table:table-cell>
          <table:table-cell table:style-name="ce69" office:value-type="float" office:value="72.961527" calcext:value-type="float">
            <text:p>73</text:p>
          </table:table-cell>
          <table:table-cell table:number-columns-repeated="2"/>
          <table:table-cell table:style-name="ce65" office:value-type="string" calcext:value-type="string">
            <text:p>Os 2loop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91130220" calcext:value-type="float">
            <text:p>19113022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5887900" calcext:value-type="float">
            <text:p>65887900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</text:p>
          </table:table-cell>
          <table:table-cell table:style-name="ce76" table:formula="of:=[.J42]/1000000" office:value-type="float" office:value="43.730647" calcext:value-type="float">
            <text:p>44</text:p>
          </table:table-cell>
          <table:table-cell table:style-name="ce82" table:formula="of:=[.K42]/1000000" office:value-type="float" office:value="191.13022" calcext:value-type="float">
            <text:p>191</text:p>
          </table:table-cell>
          <table:table-cell table:style-name="ce82" table:formula="of:=[.L42]/1000000" office:value-type="float" office:value="102.770164" calcext:value-type="float">
            <text:p>103</text:p>
          </table:table-cell>
          <table:table-cell table:style-name="ce82" table:formula="of:=[.M42]/1000000" office:value-type="float" office:value="65.8879" calcext:value-type="float">
            <text:p>66</text:p>
          </table:table-cell>
          <table:table-cell table:style-name="ce76" table:formula="of:=[.N42]/1000000" office:value-type="float" office:value="30.318918" calcext:value-type="float">
            <text:p>30</text:p>
          </table:table-cell>
          <table:table-cell table:style-name="ce76" table:formula="of:=[.O42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8262807" calcext:value-type="float">
            <text:p>18826280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3020487" calcext:value-type="float">
            <text:p>63020487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2loop noasm</text:p>
          </table:table-cell>
          <table:table-cell table:style-name="ce76" table:formula="of:=[.J45]/1000000" office:value-type="float" office:value="43.730647" calcext:value-type="float">
            <text:p>44</text:p>
          </table:table-cell>
          <table:table-cell table:style-name="ce82" table:formula="of:=[.K45]/1000000" office:value-type="float" office:value="188.262807" calcext:value-type="float">
            <text:p>188</text:p>
          </table:table-cell>
          <table:table-cell table:style-name="ce82" table:formula="of:=[.L45]/1000000" office:value-type="float" office:value="102.770164" calcext:value-type="float">
            <text:p>103</text:p>
          </table:table-cell>
          <table:table-cell table:style-name="ce82" table:formula="of:=[.M45]/1000000" office:value-type="float" office:value="63.020487" calcext:value-type="float">
            <text:p>63</text:p>
          </table:table-cell>
          <table:table-cell table:style-name="ce76" table:formula="of:=[.N45]/1000000" office:value-type="float" office:value="30.318918" calcext:value-type="float">
            <text:p>30</text:p>
          </table:table-cell>
          <table:table-cell table:style-name="ce76" table:formula="of:=[.O45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4" office:value-type="float" office:value="43730647" calcext:value-type="float">
            <text:p>43730647</text:p>
          </table:table-cell>
          <table:table-cell office:value-type="float" office:value="185361184" calcext:value-type="float">
            <text:p>18536118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30318918" calcext:value-type="float">
            <text:p>303189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s 64</text:p>
          </table:table-cell>
          <table:table-cell table:style-name="ce76" table:formula="of:=[.J48]/1000000" office:value-type="float" office:value="43.730647" calcext:value-type="float">
            <text:p>44</text:p>
          </table:table-cell>
          <table:table-cell table:style-name="ce82" table:formula="of:=[.K48]/1000000" office:value-type="float" office:value="185.361184" calcext:value-type="float">
            <text:p>185</text:p>
          </table:table-cell>
          <table:table-cell table:style-name="ce82" table:formula="of:=[.L48]/1000000" office:value-type="float" office:value="102.770164" calcext:value-type="float">
            <text:p>103</text:p>
          </table:table-cell>
          <table:table-cell table:style-name="ce82" table:formula="of:=[.M48]/1000000" office:value-type="float" office:value="60.426413" calcext:value-type="float">
            <text:p>60</text:p>
          </table:table-cell>
          <table:table-cell table:style-name="ce76" table:formula="of:=[.N48]/1000000" office:value-type="float" office:value="30.318918" calcext:value-type="float">
            <text:p>30</text:p>
          </table:table-cell>
          <table:table-cell table:style-name="ce76" table:formula="of:=[.O48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4503074" calcext:value-type="float">
            <text:p>18450307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64</text:p>
          </table:table-cell>
          <table:table-cell table:style-name="ce76" table:formula="of:=[.J51]/1000000" office:value-type="float" office:value="42.300247" calcext:value-type="float">
            <text:p>42</text:p>
          </table:table-cell>
          <table:table-cell table:style-name="ce82" table:formula="of:=[.K51]/1000000" office:value-type="float" office:value="184.503074" calcext:value-type="float">
            <text:p>185</text:p>
          </table:table-cell>
          <table:table-cell table:style-name="ce82" table:formula="of:=[.L51]/1000000" office:value-type="float" office:value="102.770164" calcext:value-type="float">
            <text:p>103</text:p>
          </table:table-cell>
          <table:table-cell table:style-name="ce82" table:formula="of:=[.M51]/1000000" office:value-type="float" office:value="60.426413" calcext:value-type="float">
            <text:p>60</text:p>
          </table:table-cell>
          <table:table-cell table:style-name="ce76" table:formula="of:=[.N51]/1000000" office:value-type="float" office:value="29.961318" calcext:value-type="float">
            <text:p>30</text:p>
          </table:table-cell>
          <table:table-cell table:style-name="ce76" table:formula="of:=[.O51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 noasm</text:p>
          </table:table-cell>
          <table:table-cell table:style-name="ce76" table:formula="of:=[.J54]/1000000" office:value-type="float" office:value="42.300247" calcext:value-type="float">
            <text:p>42</text:p>
          </table:table-cell>
          <table:table-cell table:style-name="ce82" table:formula="of:=[.K54]/1000000" office:value-type="float" office:value="179.408423" calcext:value-type="float">
            <text:p>179</text:p>
          </table:table-cell>
          <table:table-cell table:style-name="ce82" table:formula="of:=[.L54]/1000000" office:value-type="float" office:value="102.770164" calcext:value-type="float">
            <text:p>103</text:p>
          </table:table-cell>
          <table:table-cell table:style-name="ce82" table:formula="of:=[.M54]/1000000" office:value-type="float" office:value="55.024213" calcext:value-type="float">
            <text:p>55</text:p>
          </table:table-cell>
          <table:table-cell table:style-name="ce76" table:formula="of:=[.N54]/1000000" office:value-type="float" office:value="29.961318" calcext:value-type="float">
            <text:p>30</text:p>
          </table:table-cell>
          <table:table-cell table:style-name="ce76" table:formula="of:=[.O54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2loop</text:p>
          </table:table-cell>
          <table:table-cell table:style-name="ce76" table:formula="of:=[.J57]/1000000" office:value-type="float" office:value="42.300247" calcext:value-type="float">
            <text:p>42</text:p>
          </table:table-cell>
          <table:table-cell table:style-name="ce82" table:formula="of:=[.K57]/1000000" office:value-type="float" office:value="182.275836" calcext:value-type="float">
            <text:p>182</text:p>
          </table:table-cell>
          <table:table-cell table:style-name="ce82" table:formula="of:=[.L57]/1000000" office:value-type="float" office:value="102.770164" calcext:value-type="float">
            <text:p>103</text:p>
          </table:table-cell>
          <table:table-cell table:style-name="ce82" table:formula="of:=[.M57]/1000000" office:value-type="float" office:value="57.891626" calcext:value-type="float">
            <text:p>58</text:p>
          </table:table-cell>
          <table:table-cell table:style-name="ce76" table:formula="of:=[.N57]/1000000" office:value-type="float" office:value="29.961318" calcext:value-type="float">
            <text:p>30</text:p>
          </table:table-cell>
          <table:table-cell table:style-name="ce76" table:formula="of:=[.O57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74" office:value-type="float" office:value="29961318" calcext:value-type="float">
            <text:p>29961318</text:p>
          </table:table-cell>
          <table:table-cell table:style-name="ce74" office:value-type="float" office:value="21966438" calcext:value-type="float">
            <text:p>21966438</text:p>
          </table:table-cell>
          <table:table-cell table:style-name="ce74"/>
        </table:table-row>
        <table:table-row table:style-name="ro1">
          <table:table-cell table:number-columns-repeated="8"/>
          <table:table-cell table:style-name="ce65" office:value-type="string" calcext:value-type="string">
            <text:p>O2 noasm</text:p>
          </table:table-cell>
          <table:table-cell table:style-name="ce76" table:formula="of:=[.J60]/1000000" office:value-type="float" office:value="42.300247" calcext:value-type="float">
            <text:p>42</text:p>
          </table:table-cell>
          <table:table-cell table:style-name="ce82" table:formula="of:=[.K60]/1000000" office:value-type="float" office:value="179.408423" calcext:value-type="float">
            <text:p>179</text:p>
          </table:table-cell>
          <table:table-cell table:style-name="ce82" table:formula="of:=[.L60]/1000000" office:value-type="float" office:value="102.770164" calcext:value-type="float">
            <text:p>103</text:p>
          </table:table-cell>
          <table:table-cell table:style-name="ce90" table:formula="of:=[.M60]/1000000" office:value-type="float" office:value="55.024213" calcext:value-type="float">
            <text:p>55.0</text:p>
          </table:table-cell>
          <table:table-cell table:style-name="ce76" table:formula="of:=[.N60]/1000000" office:value-type="float" office:value="29.961318" calcext:value-type="float">
            <text:p>30</text:p>
          </table:table-cell>
          <table:table-cell table:style-name="ce76" table:formula="of:=[.O60]/1000000" office:value-type="float" office:value="21.966438" calcext:value-type="float">
            <text:p>22</text:p>
          </table:table-cell>
          <table:table-cell table:style-name="ce74"/>
        </table:table-row>
        <table:table-row table:style-name="ro1">
          <table:table-cell table:number-columns-repeated="9"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 table:number-columns-repeated="7"/>
          <table:table-cell table:style-name="ce65" office:value-type="string" calcext:value-type="string">
            <text:p>All based on O2 noasm</text:p>
          </table:table-cell>
          <table:table-cell office:value-type="string" calcext:value-type="string">
            <text:p>O2 smallexp</text:p>
          </table:table-cell>
          <table:table-cell table:style-name="ce74" office:value-type="float" office:value="42300247" calcext:value-type="float">
            <text:p>42300247</text:p>
          </table:table-cell>
          <table:table-cell office:value-type="float" office:value="178178227" calcext:value-type="float">
            <text:p>17817822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4716664" calcext:value-type="float">
            <text:p>54716664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2 smallexp</text:p>
          </table:table-cell>
          <table:table-cell table:style-name="ce76" table:formula="of:=[.J63]/1000000" office:value-type="float" office:value="42.300247" calcext:value-type="float">
            <text:p>42</text:p>
          </table:table-cell>
          <table:table-cell table:style-name="ce82" table:formula="of:=[.K63]/1000000" office:value-type="float" office:value="178.178227" calcext:value-type="float">
            <text:p>178</text:p>
          </table:table-cell>
          <table:table-cell table:style-name="ce82" table:formula="of:=[.L63]/1000000" office:value-type="float" office:value="102.770164" calcext:value-type="float">
            <text:p>103</text:p>
          </table:table-cell>
          <table:table-cell table:style-name="ce82" table:formula="of:=[.M63]/1000000" office:value-type="float" office:value="54.716664" calcext:value-type="float">
            <text:p>55</text:p>
          </table:table-cell>
          <table:table-cell table:style-name="ce76" table:formula="of:=[.N63]/1000000" office:value-type="float" office:value="29.961318" calcext:value-type="float">
            <text:p>30</text:p>
          </table:table-cell>
          <table:table-cell table:style-name="ce76" table:formula="of:=[.O63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65" office:value-type="string" calcext:value-type="string">
            <text:p>O2 smallexp noif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73431310" calcext:value-type="float">
            <text:p>17343131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 13.2.0</text:p>
          </table:table-cell>
          <table:table-cell table:style-name="ce76" table:formula="of:=[.J66]/1000000" office:value-type="float" office:value="42.300247" calcext:value-type="float">
            <text:p>42</text:p>
          </table:table-cell>
          <table:table-cell table:style-name="ce82" table:formula="of:=[.K66]/1000000" office:value-type="float" office:value="173.43131" calcext:value-type="float">
            <text:p>173</text:p>
          </table:table-cell>
          <table:table-cell table:style-name="ce82" table:formula="of:=[.L66]/1000000" office:value-type="float" office:value="102.770164" calcext:value-type="float">
            <text:p>103</text:p>
          </table:table-cell>
          <table:table-cell table:style-name="ce82" table:formula="of:=[.M66]/1000000" office:value-type="float" office:value="49.969747" calcext:value-type="float">
            <text:p>50</text:p>
          </table:table-cell>
          <table:table-cell table:style-name="ce76" table:formula="of:=[.N66]/1000000" office:value-type="float" office:value="29.961318" calcext:value-type="float">
            <text:p>30</text:p>
          </table:table-cell>
          <table:table-cell table:style-name="ce76" table:formula="of:=[.O66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Gcc 15.1.0</text:p>
          </table:table-cell>
          <table:table-cell office:value-type="float" office:value="41942647" calcext:value-type="float">
            <text:p>41942647</text:p>
          </table:table-cell>
          <table:table-cell office:value-type="float" office:value="183580427" calcext:value-type="float">
            <text:p>183580427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60426413" calcext:value-type="float">
            <text:p>60426413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 15.1.0</text:p>
          </table:table-cell>
          <table:table-cell table:style-name="ce76" table:formula="of:=[.J69]/1000000" office:value-type="float" office:value="41.942647" calcext:value-type="float">
            <text:p>42</text:p>
          </table:table-cell>
          <table:table-cell table:style-name="ce82" table:formula="of:=[.K69]/1000000" office:value-type="float" office:value="183.580427" calcext:value-type="float">
            <text:p>184</text:p>
          </table:table-cell>
          <table:table-cell table:style-name="ce82" table:formula="of:=[.L69]/1000000" office:value-type="float" office:value="102.155066" calcext:value-type="float">
            <text:p>102</text:p>
          </table:table-cell>
          <table:table-cell table:style-name="ce82" table:formula="of:=[.M69]/1000000" office:value-type="float" office:value="60.426413" calcext:value-type="float">
            <text:p>60</text:p>
          </table:table-cell>
          <table:table-cell table:style-name="ce76" table:formula="of:=[.N69]/1000000" office:value-type="float" office:value="29.603718" calcext:value-type="float">
            <text:p>30</text:p>
          </table:table-cell>
          <table:table-cell table:style-name="ce76" table:formula="of:=[.O69]/1000000" office:value-type="float" office:value="22.0558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Gcc15 2loop</text:p>
          </table:table-cell>
          <table:table-cell table:style-name="ce17" office:value-type="float" office:value="41942647" calcext:value-type="float">
            <text:p>41942647</text:p>
          </table:table-cell>
          <table:table-cell office:value-type="float" office:value="173123761" calcext:value-type="float">
            <text:p>173123761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cc15 2loop</text:p>
          </table:table-cell>
          <table:table-cell table:style-name="ce76" table:formula="of:=[.J72]/1000000" office:value-type="float" office:value="41.942647" calcext:value-type="float">
            <text:p>42</text:p>
          </table:table-cell>
          <table:table-cell table:style-name="ce82" table:formula="of:=[.K72]/1000000" office:value-type="float" office:value="173.123761" calcext:value-type="float">
            <text:p>173</text:p>
          </table:table-cell>
          <table:table-cell table:style-name="ce82" table:formula="of:=[.L72]/1000000" office:value-type="float" office:value="102.155066" calcext:value-type="float">
            <text:p>102</text:p>
          </table:table-cell>
          <table:table-cell table:style-name="ce82" table:formula="of:=[.M72]/1000000" office:value-type="float" office:value="49.969747" calcext:value-type="float">
            <text:p>50</text:p>
          </table:table-cell>
          <table:table-cell table:style-name="ce76" table:formula="of:=[.N72]/1000000" office:value-type="float" office:value="29.603718" calcext:value-type="float">
            <text:p>30</text:p>
          </table:table-cell>
          <table:table-cell table:style-name="ce76" table:formula="of:=[.O72]/1000000" office:value-type="float" office:value="22.0558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ep func O1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62216636" calcext:value-type="float">
            <text:p>162216636</text:p>
          </table:table-cell>
          <table:table-cell office:value-type="float" office:value="102155066" calcext:value-type="float">
            <text:p>102155066</text:p>
          </table:table-cell>
          <table:table-cell office:value-type="float" office:value="50584845" calcext:value-type="float">
            <text:p>50584845</text:p>
          </table:table-cell>
          <table:table-cell office:value-type="float" office:value="29603718" calcext:value-type="float">
            <text:p>29603718</text:p>
          </table:table-cell>
          <table:table-cell office:value-type="float" office:value="22055838" calcext:value-type="float">
            <text:p>22055838</text:p>
          </table:table-cell>
          <table:table-cell/>
        </table:table-row>
        <table:table-row table:style-name="ro1">
          <table:table-cell table:number-columns-repeated="9"/>
          <table:table-cell table:formula="of:=[.J75]-[.J72]" office:value-type="float" office:value="357600" calcext:value-type="float">
            <text:p>357600</text:p>
          </table:table-cell>
          <table:table-cell table:formula="of:=[.K75]-[.K72]" office:value-type="float" office:value="-10907125" calcext:value-type="float">
            <text:p>-10907125</text:p>
          </table:table-cell>
          <table:table-cell table:formula="of:=[.L75]-[.L72]" office:value-type="float" office:value="0" calcext:value-type="float">
            <text:p>0</text:p>
          </table:table-cell>
          <table:table-cell table:formula="of:=[.M75]-[.M72]" office:value-type="float" office:value="615098" calcext:value-type="float">
            <text:p>615098</text:p>
          </table:table-cell>
          <table:table-cell table:formula="of:=[.N75]-[.N72]" office:value-type="float" office:value="0" calcext:value-type="float">
            <text:p>0</text:p>
          </table:table-cell>
          <table:table-cell table:formula="of:=[.O75]-[.O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76" table:formula="of:=[.J76]/1000000" office:value-type="float" office:value="0.3576" calcext:value-type="float">
            <text:p>0</text:p>
          </table:table-cell>
          <table:table-cell table:style-name="ce82" table:formula="of:=[.K76]/1000000" office:value-type="float" office:value="-10.907125" calcext:value-type="float">
            <text:p>-11</text:p>
          </table:table-cell>
          <table:table-cell table:style-name="ce82" table:formula="of:=[.L76]/1000000" office:value-type="float" office:value="0" calcext:value-type="float">
            <text:p>0</text:p>
          </table:table-cell>
          <table:table-cell table:style-name="ce82" table:formula="of:=[.M76]/1000000" office:value-type="float" office:value="0.615098" calcext:value-type="float">
            <text:p>1</text:p>
          </table:table-cell>
          <table:table-cell table:style-name="ce76" table:formula="of:=[.N76]/1000000" office:value-type="float" office:value="0" calcext:value-type="float">
            <text:p>0</text:p>
          </table:table-cell>
          <table:table-cell table:style-name="ce76" table:formula="of:=[.O76]/1000000" office:value-type="float" office:value="0" calcext:value-type="float">
            <text:p>0</text:p>
          </table:table-cell>
          <table:table-cell table:style-name="ce69" table:formula="of:=SUM([.J77:.O77])" office:value-type="float" office:value="-9.934427" calcext:value-type="float">
            <text:p>-10</text:p>
          </table:table-cell>
        </table:table-row>
        <table:table-row table:style-name="ro1" table:number-rows-repeated="1048493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C30:Sheet1.F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6:27:06.387243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3H41M36S</meta:editing-duration>
    <meta:editing-cycles>48</meta:editing-cycles>
    <dc:title>height022</dc:title>
    <dc:date>2025-06-29T16:28:54.137863597</dc:date>
    <meta:document-statistic meta:table-count="1" meta:cell-count="384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